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554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3.193cm"/>
    </style:style>
    <style:style style:name="co15" style:family="table-column">
      <style:table-column-properties fo:break-before="auto" style:column-width="3.4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2" office:value-type="string" calcext:value-type="string">
            <text:p>carrot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Carotte conventionnel</text:p>
          </table:table-cell>
          <table:table-cell table:style-name="ce5" office:value-type="date" office:date-value="2019-04-01" calcext:value-type="date">
            <text:p>1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4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carrot_see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anti_slu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carrot_herbicide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stallation_irrig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WAT_INS_REE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WAT_REE_5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WAT_REE_5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carrot_insecticide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carrot_fungici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stallation_irrigation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WAT_INS_REE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WAT_REE_5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WAT_REE_5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8" office:value-type="string" calcext:value-type="string">
            <text:p>ammonitrate_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CAR_3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CAR_3ROW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ransport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4">
          <table:table-cell table:style-name="ce2" table:number-columns-repeated="12"/>
          <table:table-cell table:number-columns-repeated="52"/>
        </table:table-row>
        <table:table-row table:style-name="ro1" table:number-rows-repeated="2">
          <table:table-cell table:style-name="ce2" table:number-columns-repeated="8"/>
          <table:table-cell table:style-name="ce8"/>
          <table:table-cell table:style-name="ce2" table:number-columns-repeated="3"/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2" table:number-columns-repeated="8"/>
          <table:table-cell table:style-name="ce8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2" table:number-columns-repeated="8"/>
          <table:table-cell table:style-name="ce8"/>
          <table:table-cell table:style-name="ce2" table:number-columns-repeated="3"/>
          <table:table-cell table:number-columns-repeated="52"/>
        </table:table-row>
        <table:table-row table:style-name="ro1" table:number-rows-repeated="6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2" table:number-columns-repeated="8"/>
          <table:table-cell table:style-name="ce8"/>
          <table:table-cell table:style-name="ce2" table:number-columns-repeated="3"/>
          <table:table-cell table:number-columns-repeated="52"/>
        </table:table-row>
        <table:table-row table:style-name="ro1" table:number-rows-repeated="9">
          <table:table-cell table:style-name="ce2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7"/>
          <table:table-cell table:number-columns-repeated="57"/>
        </table:table-row>
        <table:table-row table:style-name="ro2" table:number-rows-repeated="104852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2" office:value-type="string" calcext:value-type="string">
            <text:p>carrot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Carotte biologique</text:p>
          </table:table-cell>
          <table:table-cell table:style-name="ce5" office:value-type="date" office:date-value="2019-04-01" calcext:value-type="date">
            <text:p>1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4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45" calcext:value-type="float">
            <text:p>-45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45" calcext:value-type="float">
            <text:p>-45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8" office:value-type="string" calcext:value-type="string">
            <text:p>litter_cattle_manu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30" calcext:value-type="float">
            <text:p>-30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carrot_see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stallation_irrig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WAT_INS_REE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WAT_REE_5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WAT_REE_5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stallation_irrigation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WAT_INS_REE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WAT_REE_5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WAT_REE_5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OE_TIN_8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CAR_3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CAR_3ROW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ansport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5">
          <table:table-cell table:style-name="ce2" table:number-columns-repeated="12"/>
          <table:table-cell table:number-columns-repeated="52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0:48.693109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1:12.685201964</dc:date>
    <meta:editing-duration>PT24S</meta:editing-duration>
    <meta:editing-cycles>1</meta:editing-cycles>
    <meta:document-statistic meta:table-count="2" meta:cell-count="278" meta:object-count="0"/>
  </office:meta>
</office:document-meta>
</file>